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a07fd" officeooo:paragraph-rsid="001a07fd"/>
    </style:style>
    <style:style style:name="P2" style:family="paragraph" style:parent-style-name="Standard">
      <style:paragraph-properties fo:text-align="justify" style:justify-single-word="false"/>
      <style:text-properties fo:font-weight="normal" officeooo:rsid="001ebe16" officeooo:paragraph-rsid="001ebe16" style:font-weight-asian="normal" style:font-weight-complex="normal"/>
    </style:style>
    <style:style style:name="P3" style:family="paragraph" style:parent-style-name="Standard">
      <style:paragraph-properties fo:text-align="justify" style:justify-single-word="false"/>
      <style:text-properties fo:font-weight="bold" officeooo:rsid="001b9e83" officeooo:paragraph-rsid="001b9e83" style:font-weight-asian="bold" style:font-weight-complex="bold"/>
    </style:style>
    <style:style style:name="P4" style:family="paragraph" style:parent-style-name="Standard">
      <style:paragraph-properties fo:text-align="justify" style:justify-single-word="false"/>
      <style:text-properties fo:font-weight="bold" officeooo:rsid="001a07fd" officeooo:paragraph-rsid="002b205c" style:font-weight-asian="bold" style:font-weight-complex="bold"/>
    </style:style>
    <style:style style:name="P5" style:family="paragraph" style:parent-style-name="Standard">
      <style:paragraph-properties fo:text-align="start" style:justify-single-word="false"/>
      <style:text-properties fo:font-weight="bold" officeooo:rsid="001a07fd" officeooo:paragraph-rsid="00630eb7" style:font-weight-asian="bold" style:font-weight-complex="bold"/>
    </style:style>
    <style:style style:name="P6" style:family="paragraph" style:parent-style-name="Standard">
      <style:paragraph-properties fo:text-align="justify" style:justify-single-word="false"/>
      <style:text-properties fo:font-weight="bold" officeooo:rsid="0062a7de" officeooo:paragraph-rsid="00630eb7" style:font-weight-asian="bold" style:font-weight-complex="bold"/>
    </style:style>
    <style:style style:name="P7" style:family="paragraph" style:parent-style-name="Standard">
      <style:paragraph-properties fo:text-align="justify" style:justify-single-word="false"/>
      <style:text-properties fo:font-weight="bold" officeooo:rsid="001f2e28" officeooo:paragraph-rsid="00249e64" style:font-weight-asian="bold" style:font-weight-complex="bold"/>
    </style:style>
    <style:style style:name="P8" style:family="paragraph" style:parent-style-name="Standard">
      <style:paragraph-properties fo:text-align="justify" style:justify-single-word="false"/>
      <style:text-properties officeooo:paragraph-rsid="00249e64"/>
    </style:style>
    <style:style style:name="P9" style:family="paragraph" style:parent-style-name="Standard">
      <style:paragraph-properties fo:text-align="justify" style:justify-single-word="false"/>
      <style:text-properties officeooo:paragraph-rsid="0062a7de"/>
    </style:style>
    <style:style style:name="P10" style:family="paragraph" style:parent-style-name="Standard">
      <style:paragraph-properties fo:text-align="start" style:justify-single-word="false"/>
      <style:text-properties officeooo:paragraph-rsid="006ea1b5"/>
    </style:style>
    <style:style style:name="P11" style:family="paragraph" style:parent-style-name="Standard" style:list-style-name="L1">
      <style:paragraph-properties fo:text-align="justify" style:justify-single-word="false"/>
      <style:text-properties fo:font-weight="bold" officeooo:rsid="002b205c" officeooo:paragraph-rsid="002b205c" style:font-weight-asian="bold" style:font-weight-complex="bold"/>
    </style:style>
    <style:style style:name="P12" style:family="paragraph" style:parent-style-name="Standard" style:list-style-name="L1">
      <style:paragraph-properties fo:text-align="justify" style:justify-single-word="false"/>
      <style:text-properties fo:font-weight="bold" officeooo:rsid="005f48a2" officeooo:paragraph-rsid="005f48a2" style:font-weight-asian="bold" style:font-weight-complex="bold"/>
    </style:style>
    <style:style style:name="P13" style:family="paragraph" style:parent-style-name="Standard" style:list-style-name="L1">
      <style:paragraph-properties fo:text-align="justify" style:justify-single-word="false"/>
      <style:text-properties fo:font-weight="bold" officeooo:rsid="00534d83" officeooo:paragraph-rsid="00534d83" style:font-weight-asian="bold" style:font-weight-complex="bold"/>
    </style:style>
    <style:style style:name="P14" style:family="paragraph" style:parent-style-name="Standard" style:list-style-name="L1">
      <style:paragraph-properties fo:text-align="justify" style:justify-single-word="false"/>
      <style:text-properties fo:font-weight="bold" officeooo:rsid="001b9e83" officeooo:paragraph-rsid="002b205c" style:font-weight-asian="bold" style:font-weight-complex="bold"/>
    </style:style>
    <style:style style:name="P15" style:family="paragraph" style:parent-style-name="Standard" style:list-style-name="L3">
      <style:paragraph-properties fo:text-align="justify" style:justify-single-word="false"/>
      <style:text-properties fo:font-weight="bold" officeooo:rsid="001b9e83" officeooo:paragraph-rsid="002b205c" style:font-weight-asian="bold" style:font-weight-complex="bold"/>
    </style:style>
    <style:style style:name="P16" style:family="paragraph" style:parent-style-name="Standard" style:list-style-name="L1">
      <style:paragraph-properties fo:text-align="justify" style:justify-single-word="false"/>
      <style:text-properties fo:font-weight="bold" officeooo:rsid="001d1351" officeooo:paragraph-rsid="001d1351" style:font-weight-asian="bold" style:font-weight-complex="bold"/>
    </style:style>
    <style:style style:name="P17" style:family="paragraph" style:parent-style-name="Standard" style:list-style-name="L1">
      <style:paragraph-properties fo:text-align="justify" style:justify-single-word="false"/>
      <style:text-properties officeooo:paragraph-rsid="004bdc8c"/>
    </style:style>
    <style:style style:name="P18" style:family="paragraph" style:parent-style-name="Standard" style:list-style-name="L1">
      <style:paragraph-properties fo:text-align="justify" style:justify-single-word="false"/>
      <style:text-properties officeooo:paragraph-rsid="002b205c"/>
    </style:style>
    <style:style style:name="P19" style:family="paragraph" style:parent-style-name="Standard" style:list-style-name="L2">
      <style:paragraph-properties fo:text-align="justify" style:justify-single-word="false"/>
      <style:text-properties officeooo:paragraph-rsid="0056c206"/>
    </style:style>
    <style:style style:name="P20" style:family="paragraph" style:parent-style-name="Standard" style:list-style-name="L2">
      <style:paragraph-properties fo:text-align="justify" style:justify-single-word="false"/>
      <style:text-properties officeooo:paragraph-rsid="00249e64"/>
    </style:style>
    <style:style style:name="P21" style:family="paragraph" style:parent-style-name="Standard" style:list-style-name="L1">
      <style:paragraph-properties fo:text-align="justify" style:justify-single-word="false"/>
      <style:text-properties fo:font-weight="normal" officeooo:rsid="005f48a2" officeooo:paragraph-rsid="005f48a2" style:font-weight-asian="normal" style:font-weight-complex="normal"/>
    </style:style>
    <style:style style:name="P22" style:family="paragraph" style:parent-style-name="Standard" style:list-style-name="L1">
      <style:paragraph-properties fo:text-align="justify" style:justify-single-word="false"/>
      <style:text-properties fo:font-weight="normal" officeooo:rsid="005448d3" officeooo:paragraph-rsid="005448d3" style:font-weight-asian="normal" style:font-weight-complex="normal"/>
    </style:style>
    <style:style style:name="P23" style:family="paragraph" style:parent-style-name="Standard" style:list-style-name="L1">
      <style:paragraph-properties fo:text-align="justify" style:justify-single-word="false"/>
      <style:text-properties fo:font-weight="normal" officeooo:rsid="001d1351" officeooo:paragraph-rsid="002b205c" style:font-weight-asian="normal" style:font-weight-complex="normal"/>
    </style:style>
    <style:style style:name="P24" style:family="paragraph" style:parent-style-name="Standard" style:list-style-name="L1">
      <style:paragraph-properties fo:text-align="justify" style:justify-single-word="false"/>
      <style:text-properties fo:font-weight="normal" officeooo:rsid="001d1351" officeooo:paragraph-rsid="0022ae24" style:font-weight-asian="normal" style:font-weight-complex="normal"/>
    </style:style>
    <style:style style:name="P25" style:family="paragraph" style:parent-style-name="Standard" style:list-style-name="L1">
      <style:paragraph-properties fo:text-align="justify" style:justify-single-word="false"/>
      <style:text-properties fo:font-weight="normal" officeooo:rsid="001b9e83" officeooo:paragraph-rsid="001d1351" style:font-weight-asian="normal" style:font-weight-complex="normal"/>
    </style:style>
    <style:style style:name="P26" style:family="paragraph" style:parent-style-name="Standard" style:list-style-name="L3">
      <style:paragraph-properties fo:text-align="justify" style:justify-single-word="false"/>
      <style:text-properties fo:font-weight="normal" officeooo:rsid="001b9e83" officeooo:paragraph-rsid="002b205c" style:font-weight-asian="normal" style:font-weight-complex="normal"/>
    </style:style>
    <style:style style:name="P27" style:family="paragraph" style:parent-style-name="Standard" style:list-style-name="L1">
      <style:paragraph-properties fo:text-align="justify" style:justify-single-word="false"/>
      <style:text-properties fo:font-weight="normal" officeooo:rsid="001ebe16" officeooo:paragraph-rsid="001ebe16" style:font-weight-asian="normal" style:font-weight-complex="normal"/>
    </style:style>
    <style:style style:name="P28" style:family="paragraph" style:parent-style-name="Standard" style:list-style-name="L2">
      <style:paragraph-properties fo:text-align="justify" style:justify-single-word="false"/>
      <style:text-properties fo:font-weight="normal" officeooo:rsid="0056c206" officeooo:paragraph-rsid="0056c206" style:font-weight-asian="normal" style:font-weight-complex="normal"/>
    </style:style>
    <style:style style:name="P29" style:family="paragraph" style:parent-style-name="Standard" style:list-style-name="L2">
      <style:paragraph-properties fo:text-align="justify" style:justify-single-word="false"/>
      <style:text-properties fo:font-weight="normal" officeooo:rsid="00630eb7" officeooo:paragraph-rsid="00630eb7" style:font-weight-asian="normal" style:font-weight-complex="normal"/>
    </style:style>
    <style:style style:name="P30" style:family="paragraph" style:parent-style-name="Standard" style:list-style-name="L2">
      <style:paragraph-properties fo:text-align="justify" style:justify-single-word="false"/>
      <style:text-properties fo:font-weight="normal" officeooo:rsid="006e6e37" officeooo:paragraph-rsid="006e6e37" style:font-weight-asian="normal" style:font-weight-complex="normal"/>
    </style:style>
    <style:style style:name="P31" style:family="paragraph" style:parent-style-name="Standard" style:list-style-name="L2">
      <style:paragraph-properties fo:text-align="justify" style:justify-single-word="false"/>
      <style:text-properties officeooo:rsid="0070f93c" officeooo:paragraph-rsid="0070f93c"/>
    </style:style>
    <style:style style:name="P32" style:family="paragraph" style:parent-style-name="Standard" style:list-style-name="L2">
      <style:paragraph-properties fo:text-align="justify" style:justify-single-word="false"/>
      <style:text-properties officeooo:rsid="004da144" officeooo:paragraph-rsid="004da144"/>
    </style:style>
    <style:style style:name="T1" style:family="text">
      <style:text-properties fo:font-weight="bold" style:font-weight-asian="bold" style:font-weight-complex="bold"/>
    </style:style>
    <style:style style:name="T2" style:family="text">
      <style:text-properties fo:font-weight="bold" officeooo:rsid="0023ec28" style:font-weight-asian="bold" style:font-weight-complex="bold"/>
    </style:style>
    <style:style style:name="T3" style:family="text">
      <style:text-properties fo:font-weight="bold" officeooo:rsid="0022ae24" style:font-weight-asian="bold" style:font-weight-complex="bold"/>
    </style:style>
    <style:style style:name="T4" style:family="text">
      <style:text-properties fo:font-weight="bold" officeooo:rsid="0024fa8c" style:font-weight-asian="bold" style:font-weight-complex="bold"/>
    </style:style>
    <style:style style:name="T5" style:family="text">
      <style:text-properties fo:font-weight="bold" officeooo:rsid="002d5d11" style:font-weight-asian="bold" style:font-weight-complex="bold"/>
    </style:style>
    <style:style style:name="T6" style:family="text">
      <style:text-properties fo:font-weight="bold" officeooo:rsid="00344663" style:font-weight-asian="bold" style:font-weight-complex="bold"/>
    </style:style>
    <style:style style:name="T7" style:family="text">
      <style:text-properties fo:font-weight="bold" officeooo:rsid="003818bf" style:font-weight-asian="bold" style:font-weight-complex="bold"/>
    </style:style>
    <style:style style:name="T8" style:family="text">
      <style:text-properties fo:font-weight="bold" officeooo:rsid="0039b9df" style:font-weight-asian="bold" style:font-weight-complex="bold"/>
    </style:style>
    <style:style style:name="T9" style:family="text">
      <style:text-properties fo:font-weight="bold" officeooo:rsid="00505fb1" style:font-weight-asian="bold" style:font-weight-complex="bold"/>
    </style:style>
    <style:style style:name="T10" style:family="text">
      <style:text-properties fo:font-weight="bold" officeooo:rsid="005448d3" style:font-weight-asian="bold" style:font-weight-complex="bold"/>
    </style:style>
    <style:style style:name="T11" style:family="text">
      <style:text-properties fo:font-weight="bold" officeooo:rsid="002b205c" style:font-weight-asian="bold" style:font-weight-complex="bold"/>
    </style:style>
    <style:style style:name="T12" style:family="text">
      <style:text-properties fo:font-weight="bold" officeooo:rsid="001a07fd" style:font-weight-asian="bold" style:font-weight-complex="bold"/>
    </style:style>
    <style:style style:name="T13" style:family="text">
      <style:text-properties fo:font-weight="bold" officeooo:rsid="0056c206" style:font-weight-asian="bold" style:font-weight-complex="bold"/>
    </style:style>
    <style:style style:name="T14" style:family="text">
      <style:text-properties fo:font-weight="bold" officeooo:rsid="0062a7de" style:font-weight-asian="bold" style:font-weight-complex="bold"/>
    </style:style>
    <style:style style:name="T15" style:family="text">
      <style:text-properties fo:font-weight="bold" officeooo:rsid="00630eb7" style:font-weight-asian="bold" style:font-weight-complex="bold"/>
    </style:style>
    <style:style style:name="T16" style:family="text">
      <style:text-properties fo:font-weight="bold" officeooo:rsid="0063e04c" style:font-weight-asian="bold" style:font-weight-complex="bold"/>
    </style:style>
    <style:style style:name="T17" style:family="text">
      <style:text-properties fo:font-weight="bold" officeooo:rsid="0034c91a" style:font-weight-asian="bold" style:font-weight-complex="bold"/>
    </style:style>
    <style:style style:name="T18" style:family="text">
      <style:text-properties fo:font-weight="bold" officeooo:rsid="00685392" style:font-weight-asian="bold" style:font-weight-complex="bold"/>
    </style:style>
    <style:style style:name="T19" style:family="text">
      <style:text-properties fo:font-weight="bold" officeooo:rsid="006a1af9" style:font-weight-asian="bold" style:font-weight-complex="bold"/>
    </style:style>
    <style:style style:name="T20" style:family="text">
      <style:text-properties fo:font-weight="bold" officeooo:rsid="006c96dc" style:font-weight-asian="bold" style:font-weight-complex="bold"/>
    </style:style>
    <style:style style:name="T21" style:family="text">
      <style:text-properties fo:font-weight="bold" officeooo:rsid="006e6e37" style:font-weight-asian="bold" style:font-weight-complex="bold"/>
    </style:style>
    <style:style style:name="T22" style:family="text">
      <style:text-properties fo:font-weight="bold" officeooo:rsid="006ea1b5" style:font-weight-asian="bold" style:font-weight-complex="bold"/>
    </style:style>
    <style:style style:name="T23" style:family="text">
      <style:text-properties fo:font-weight="bold" officeooo:rsid="0070f93c" style:font-weight-asian="bold" style:font-weight-complex="bold"/>
    </style:style>
    <style:style style:name="T24" style:family="text">
      <style:text-properties fo:font-weight="bold" officeooo:rsid="00720894" style:font-weight-asian="bold" style:font-weight-complex="bold"/>
    </style:style>
    <style:style style:name="T25" style:family="text">
      <style:text-properties officeooo:rsid="001d1351"/>
    </style:style>
    <style:style style:name="T26" style:family="text">
      <style:text-properties fo:font-weight="normal" style:font-weight-asian="normal" style:font-weight-complex="normal"/>
    </style:style>
    <style:style style:name="T27" style:family="text">
      <style:text-properties fo:font-weight="normal" officeooo:rsid="0023ec28" style:font-weight-asian="normal" style:font-weight-complex="normal"/>
    </style:style>
    <style:style style:name="T28" style:family="text">
      <style:text-properties fo:font-weight="normal" officeooo:rsid="002b205c" style:font-weight-asian="normal" style:font-weight-complex="normal"/>
    </style:style>
    <style:style style:name="T29" style:family="text">
      <style:text-properties fo:font-weight="normal" officeooo:rsid="0034c91a" style:font-weight-asian="normal" style:font-weight-complex="normal"/>
    </style:style>
    <style:style style:name="T30" style:family="text">
      <style:text-properties fo:font-weight="normal" officeooo:rsid="003818bf" style:font-weight-asian="normal" style:font-weight-complex="normal"/>
    </style:style>
    <style:style style:name="T31" style:family="text">
      <style:text-properties fo:font-weight="normal" officeooo:rsid="004787d7" style:font-weight-asian="normal" style:font-weight-complex="normal"/>
    </style:style>
    <style:style style:name="T32" style:family="text">
      <style:text-properties fo:font-weight="normal" officeooo:rsid="004f1d6e" style:font-weight-asian="normal" style:font-weight-complex="normal"/>
    </style:style>
    <style:style style:name="T33" style:family="text">
      <style:text-properties fo:font-weight="normal" officeooo:rsid="00505fb1" style:font-weight-asian="normal" style:font-weight-complex="normal"/>
    </style:style>
    <style:style style:name="T34" style:family="text">
      <style:text-properties fo:font-weight="normal" officeooo:rsid="005448d3" style:font-weight-asian="normal" style:font-weight-complex="normal"/>
    </style:style>
    <style:style style:name="T35" style:family="text">
      <style:text-properties fo:font-weight="normal" officeooo:rsid="001b9e83" style:font-weight-asian="normal" style:font-weight-complex="normal"/>
    </style:style>
    <style:style style:name="T36" style:family="text">
      <style:text-properties fo:font-weight="normal" officeooo:rsid="001d1351" style:font-weight-asian="normal" style:font-weight-complex="normal"/>
    </style:style>
    <style:style style:name="T37" style:family="text">
      <style:text-properties fo:font-weight="normal" officeooo:rsid="00344663" style:font-weight-asian="normal" style:font-weight-complex="normal"/>
    </style:style>
    <style:style style:name="T38" style:family="text">
      <style:text-properties fo:font-weight="normal" officeooo:rsid="0056c206" style:font-weight-asian="normal" style:font-weight-complex="normal"/>
    </style:style>
    <style:style style:name="T39" style:family="text">
      <style:text-properties fo:font-weight="normal" officeooo:rsid="00581ec6" style:font-weight-asian="normal" style:font-weight-complex="normal"/>
    </style:style>
    <style:style style:name="T40" style:family="text">
      <style:text-properties fo:font-weight="normal" officeooo:rsid="005bd432" style:font-weight-asian="normal" style:font-weight-complex="normal"/>
    </style:style>
    <style:style style:name="T41" style:family="text">
      <style:text-properties fo:font-weight="normal" officeooo:rsid="00630eb7" style:font-weight-asian="normal" style:font-weight-complex="normal"/>
    </style:style>
    <style:style style:name="T42" style:family="text">
      <style:text-properties fo:font-weight="normal" officeooo:rsid="0063e04c" style:font-weight-asian="normal" style:font-weight-complex="normal"/>
    </style:style>
    <style:style style:name="T43" style:family="text">
      <style:text-properties fo:font-weight="normal" officeooo:rsid="006c96dc" style:font-weight-asian="normal" style:font-weight-complex="normal"/>
    </style:style>
    <style:style style:name="T44" style:family="text">
      <style:text-properties fo:font-weight="normal" officeooo:rsid="006e6e37" style:font-weight-asian="normal" style:font-weight-complex="normal"/>
    </style:style>
    <style:style style:name="T45" style:family="text">
      <style:text-properties officeooo:rsid="001ebe16"/>
    </style:style>
    <style:style style:name="T46" style:family="text">
      <style:text-properties officeooo:rsid="00207a4e"/>
    </style:style>
    <style:style style:name="T47" style:family="text">
      <style:text-properties officeooo:rsid="0022ae24"/>
    </style:style>
    <style:style style:name="T48" style:family="text">
      <style:text-properties officeooo:rsid="003d66b8"/>
    </style:style>
    <style:style style:name="T49" style:family="text">
      <style:text-properties officeooo:rsid="004beace"/>
    </style:style>
    <style:style style:name="T50" style:family="text">
      <style:text-properties officeooo:rsid="004d2275"/>
    </style:style>
    <style:style style:name="T51" style:family="text">
      <style:text-properties officeooo:rsid="004da144"/>
    </style:style>
    <style:style style:name="T52" style:family="text">
      <style:text-properties officeooo:rsid="004f1d6e"/>
    </style:style>
    <style:style style:name="T53" style:family="text">
      <style:text-properties officeooo:rsid="00505fb1"/>
    </style:style>
    <style:style style:name="T54" style:family="text">
      <style:text-properties officeooo:rsid="001a07fd"/>
    </style:style>
    <style:style style:name="T55" style:family="text">
      <style:text-properties officeooo:rsid="0056c206"/>
    </style:style>
    <style:style style:name="T56" style:family="text">
      <style:text-properties officeooo:rsid="00344663"/>
    </style:style>
    <style:style style:name="T57" style:family="text">
      <style:text-properties officeooo:rsid="0063e0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aj Kapadia <text:s text:c="55"/><text:a xlink:type="simple" xlink:href="https://github.com/RajKKapadia" text:style-name="Internet_20_link" text:visited-style-name="Visited_20_Internet_20_Link"><text:span text:style-name="T49">GitHub</text:span></text:a><text:span text:style-name="T46">, </text:span><text:a xlink:type="simple" xlink:href="https://www.fiverr.com/rajkkapadia" text:style-name="Internet_20_link" text:visited-style-name="Visited_20_Internet_20_Link"><text:span text:style-name="T50">Fiverr</text:span></text:a><text:span text:style-name="T50">, </text:span><text:a xlink:type="simple" xlink:href="https://www.upwork.com/freelancers/~0176aeacfcff7f1fc2" text:style-name="Internet_20_link" text:visited-style-name="Visited_20_Internet_20_Link"><text:span text:style-name="T52">Upwork</text:span></text:a><text:span text:style-name="T50">, </text:span><text:a xlink:type="simple" xlink:href="https://www.youtube.com/channel/UCOT01XvBSj12xQsANtTeAcQ" text:style-name="Internet_20_link" text:visited-style-name="Visited_20_Internet_20_Link"><text:span text:style-name="T51">Youtube</text:span></text:a></text:p>
      <text:p text:style-name="P10"><text:span text:style-name="T12">Email</text:span><text:span text:style-name="T54"> – </text:span><text:a xlink:type="simple" xlink:href="mailto:raajforyou@gmail.com" text:style-name="Internet_20_link" text:visited-style-name="Visited_20_Internet_20_Link"><text:span text:style-name="T54">raajforyou@gmail.com</text:span></text:a><text:span text:style-name="T54"> <text:s text:c="25"/></text:span><text:span text:style-name="T4">Python, </text:span><text:span text:style-name="T8">NodeJS</text:span><text:span text:style-name="T4">, </text:span><text:span text:style-name="T8">Dialogflow, </text:span><text:span text:style-name="T10">Tensorflow,</text:span></text:p>
      <text:p text:style-name="P10"><text:span text:style-name="T14">Mobile – 9558515995 <text:s text:c="41"/></text:span><text:span text:style-name="T22">PyTorch, </text:span><text:span text:style-name="T23">GCP</text:span></text:p>
      <text:p text:style-name="P6"/>
      <text:p text:style-name="P9"><text:span text:style-name="T14">Lead AI &amp; ML Developer with 5+ years of development and freelance experience </text:span><text:span text:style-name="T15">in data scraping, data processing, </text:span><text:span text:style-name="T19">data visualization,</text:span><text:span text:style-name="T15"> </text:span><text:span text:style-name="T18">model development and deployment, </text:span><text:span text:style-name="T15"><text:s/>image classification, </text:span><text:span text:style-name="T20">Object detection using Tensorflow </text:span><text:span text:style-name="T24">Lite Model Maker</text:span><text:span text:style-name="T20">, Natural Language Processing, </text:span><text:span text:style-name="T15"><text:s/>search engine development using Elasticsearch, chat bot development on Google Dialogflow, part time Youtuber, experience with Python+Flask and NodeJS+Express.</text:span></text:p>
      <text:p text:style-name="P1"/>
      <text:p text:style-name="P3">EXPERIENCE</text:p>
      <text:list xml:id="list2537978721" text:style-name="L1">
        <text:list-item>
          <text:p text:style-name="P11">Freelancing</text:p>
          <text:p text:style-name="P17"><text:span text:style-name="T28">I have been doing freelance work for last </text:span><text:span text:style-name="T41">5</text:span><text:span text:style-name="T28"> years now, this work includes Chatbot development using </text:span><text:span text:style-name="T11">Dialogflow</text:span><text:span text:style-name="T28">, Image classification using </text:span><text:span text:style-name="T11">Tensorflow</text:span><text:span text:style-name="T28">, </text:span><text:span text:style-name="T5">Text </text:span><text:span text:style-name="T10">Classification</text:span><text:span text:style-name="T34">,</text:span><text:span text:style-name="T28"> </text:span><text:span text:style-name="T21">back-end</text:span><text:span text:style-name="T6"> </text:span><text:span text:style-name="T37">development with </text:span><text:span text:style-name="T6">NodeJS </text:span><text:span text:style-name="T21">+ Express</text:span><text:span text:style-name="T37"> and </text:span><text:span text:style-name="T6">Python </text:span><text:span text:style-name="T21">+ Flask</text:span><text:span text:style-name="T37">.</text:span></text:p>
        </text:list-item>
        <text:list-item>
          <text:p text:style-name="P12"><text:span text:style-name="T56">G</text:span>oogle Dialogflow Trainer</text:p>
          <text:p text:style-name="P21">I am a Google Dialogflow Trainer, I have conducted more than 10 Google Dialogflow workshops in small companies like eVision, Tech Avudis, etc., and Engineering colleges in Gujarat.</text:p>
        </text:list-item>
        <text:list-item>
          <text:p text:style-name="P13">The Other Fruit</text:p>
          <text:p text:style-name="P22">Lead AI &amp; ML Developer, February-2022 to present</text:p>
          <text:p text:style-name="P22">Development of different <text:span text:style-name="T13">AI/ML</text:span> products <text:span text:style-name="T55">to better server our customer base, technologies used are </text:span><text:span text:style-name="T13">Python</text:span><text:span text:style-name="T55">, </text:span><text:span text:style-name="T13">Tensorflow</text:span><text:span text:style-name="T55">, </text:span><text:span text:style-name="T13">Elasticsearch</text:span><text:span text:style-name="T55">, </text:span><text:span text:style-name="T13">Flask</text:span><text:span text:style-name="T55">.</text:span></text:p>
        </text:list-item>
        <text:list-item>
          <text:p text:style-name="P14">Government Engineering College, Modas<text:span text:style-name="T45">a</text:span>, Gujarat</text:p>
          <text:p text:style-name="P18"><text:span text:style-name="T35">Assistant Professor, </text:span><text:span text:style-name="T36">August-2016 to </text:span><text:span text:style-name="T34">January-2022</text:span></text:p>
          <text:p text:style-name="P23">Teaching students different subjects of Elec<text:span text:style-name="T48">t</text:span>rical Engineering and other tasks related to their <text:span text:style-name="T47">development is the main task here, different technologies used in teaching are </text:span><text:span text:style-name="T3">MATLAB</text:span><text:span text:style-name="T47">, </text:span><text:span text:style-name="T3">C</text:span><text:span text:style-name="T47"> for microcontroller programming.</text:span></text:p>
        </text:list-item>
        <text:list-item>
          <text:p text:style-name="P16">Sankalchand Patel College of Engineering, Visnagar, Gujarat</text:p>
          <text:p text:style-name="P25">Assistant Professor, <text:span text:style-name="T25">August-2013 to July-2016</text:span></text:p>
          <text:p text:style-name="P24">Teaching students different subjects of Ele<text:span text:style-name="T48">t</text:span>crical Engineering and other tasks related to their <text:span text:style-name="T47">development is the main task here.</text:span></text:p>
        </text:list-item>
        <text:list-item>
          <text:p text:style-name="P16">Torrent Pharmaceutical <text:span text:style-name="T45">Ltd, Indrad, Mehsana</text:span></text:p>
          <text:p text:style-name="P27">Executive Engineer, May-2010 to July-2011</text:p>
          <text:p text:style-name="P27">HT &amp; LT distribution and cabl<text:span text:style-name="T48">e</text:span> laying, installation of switc<text:span text:style-name="T48">h</text:span>-gears for protection, VFD installation, etc.</text:p>
        </text:list-item>
      </text:list>
      <text:p text:style-name="P2"/>
      <text:p text:style-name="P7">PROJECTS</text:p>
      <text:list xml:id="list715503124" text:style-name="L2">
        <text:list-item>
          <text:p text:style-name="P31"><text:span text:style-name="T38">D</text:span><text:span text:style-name="T26">eveloped a python package to train an </text:span><text:span text:style-name="T1">Object Detection</text:span><text:span text:style-name="T26"> model, save the model, and a Python Flask API endpoint to serve the model as well.</text:span></text:p>
        </text:list-item>
        <text:list-item>
          <text:p text:style-name="P31"><text:span text:style-name="T1">Face recognization</text:span><text:span text:style-name="T26"> application, this application stores user face features on MongoDB and while matching the user, we use that features to compare the new image and provide the result, technologies used are Dlib, MongoDB, and served using Python Flask API.</text:span></text:p>
        </text:list-item>
        <text:list-item>
          <text:p text:style-name="P19"><text:span text:style-name="T38">Developed an </text:span><text:span text:style-name="T23">I</text:span><text:span text:style-name="T13">mage </text:span><text:span text:style-name="T23">S</text:span><text:span text:style-name="T13">imilarity</text:span><text:span text:style-name="T38"> search </text:span><text:span text:style-name="T44">using </text:span><text:span text:style-name="T21">Tensorflow</text:span><text:span text:style-name="T44">, and</text:span><text:span text:style-name="T38"> </text:span><text:span text:style-name="T13">Elasticsearch</text:span><text:span text:style-name="T38"> framework, it is searved by Python and Flask APIs. The main features are to create index, </text:span><text:span text:style-name="T44">insert document, and</text:span><text:span text:style-name="T38"> search </text:span><text:span text:style-name="T44">document</text:span><text:span text:style-name="T38"> in Elasticsearch. </text:span><text:span text:style-name="T39">It is used to check the ownership of the image/NFT. </text:span><text:span text:style-name="T40">It also shows a comparative image if similar image found </text:span><text:span text:style-name="T44">using </text:span><text:span text:style-name="T21">openCV</text:span><text:span text:style-name="T44">.</text:span></text:p>
        </text:list-item>
        <text:list-item>
          <text:p text:style-name="P28">Developed an image search based on tags associated with images, this is used to show different NFT images from the tag search, technology used are Elasticsearch, Python, and Flask.</text:p>
        </text:list-item>
        <text:list-item>
          <text:p text:style-name="P29">Development of voice as a password for two factor authentication, <text:span text:style-name="T57">facility to enrol user, verify user, developed with Python, Elasticsearch engine, served using Flask APIs.</text:span></text:p>
        </text:list-item>
        <text:list-item>
          <text:p text:style-name="P30"><text:soft-page-break/>Text classification using BERT uncased model from Transformers and developed using Pytorch, served with Python and Flask APIs.</text:p>
        </text:list-item>
        <text:list-item>
          <text:p text:style-name="P20"><text:span text:style-name="T46">I have </text:span><text:span text:style-name="T53">3 years of</text:span><text:span text:style-name="T46"> experience with </text:span><text:span text:style-name="T2">Google DialogFlow </text:span><text:span text:style-name="T30">and Actions on Google</text:span><text:span text:style-name="T27">, </text:span><text:span text:style-name="T29">I have a </text:span><text:a xlink:type="simple" xlink:href="https://www.fiverr.com/rajkkapadia" text:style-name="Internet_20_link" text:visited-style-name="Visited_20_Internet_20_Link"><text:span text:style-name="T29">Fiver</text:span></text:a><text:span text:style-name="T29"> </text:span><text:span text:style-name="T32">and </text:span><text:a xlink:type="simple" xlink:href="https://www.upwork.com/freelancers/~0176aeacfcff7f1fc2" text:style-name="Internet_20_link" text:visited-style-name="Visited_20_Internet_20_Link"><text:span text:style-name="T32">Upwork</text:span></text:a><text:span text:style-name="T29"> seller account where I </text:span><text:span text:style-name="T42">have</text:span><text:span text:style-name="T29"> build </text:span><text:span text:style-name="T16">100+</text:span><text:span text:style-name="T17"> Google Dialogflow Chatbots</text:span><text:span text:style-name="T29"> to customers. </text:span><text:span text:style-name="T30">I use </text:span><text:span text:style-name="T7">NodeJS</text:span><text:span text:style-name="T30"> </text:span><text:span text:style-name="T33">and </text:span><text:span text:style-name="T9">Python</text:span><text:span text:style-name="T33"> </text:span><text:span text:style-name="T31">as a backend to</text:span><text:span text:style-name="T30"> these chatbots.</text:span></text:p>
        </text:list-item>
        <text:list-item>
          <text:p text:style-name="P32">I have a <text:a xlink:type="simple" xlink:href="https://www.youtube.com/channel/UCOT01XvBSj12xQsANtTeAcQ" text:style-name="Internet_20_link" text:visited-style-name="Visited_20_Internet_20_Link">Youtube</text:a> channel where I upload videos on different subjects related to <text:span text:style-name="T1">Google Dialogflow, </text:span><text:span text:style-name="T20">Machine Learning, Elasticsearch, </text:span><text:span text:style-name="T43">etc.</text:span></text:p>
        </text:list-item>
      </text:list>
      <text:p text:style-name="P8"/>
      <text:p text:style-name="P4">EDUCATION</text:p>
      <text:list xml:id="list192056532" text:style-name="L3">
        <text:list-item>
          <text:p text:style-name="P15">Sankalchand Patel College of Engineering, Visnagar, Gujarat</text:p>
          <text:p text:style-name="P26">Master of Engineering with specialization in Power System, 2011-2013, CPI – 8.3</text:p>
        </text:list-item>
        <text:list-item>
          <text:p text:style-name="P15">Global Institute of Technology, Jaipur, Rajasthan</text:p>
          <text:p text:style-name="P26">Bachelor of Engineering in Electrical Engineering, 2006-2009, 67%</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12T12:19:40.472112405</meta:creation-date>
    <dc:date>2022-07-02T19:20:30.147014659</dc:date>
    <meta:editing-duration>PT8H18M26S</meta:editing-duration>
    <meta:editing-cycles>39</meta:editing-cycles>
    <meta:generator>LibreOffice/6.4.7.2$Linux_X86_64 LibreOffice_project/40$Build-2</meta:generator>
    <meta:document-statistic meta:table-count="0" meta:image-count="0" meta:object-count="0" meta:page-count="2" meta:paragraph-count="35" meta:word-count="566" meta:character-count="3976" meta:non-whitespace-character-count="3335"/>
  </office:meta>
</office:document-meta>
</file>